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ystem"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t;!DOCTYPE html&gt;</text:p>
      <text:p text:style-name="Normal">&lt;html lang="en"&gt;</text:p>
      <text:p text:style-name="Normal"><text:s text:c="2"/>&lt;head&gt;</text:p>
      <text:p text:style-name="Normal"><text:s text:c="4"/>&lt;title&gt;My Personal Portfolio&lt;/title&gt;</text:p>
      <text:p text:style-name="Normal"><text:s text:c="4"/>&lt;meta charset="utf-8" /&gt;</text:p>
      <text:p text:style-name="Normal"><text:s text:c="4"/>&lt;link rel="stylesheet" href="https://stackpath.bootstrapcdn.com/bootstrap/4.3.1/css/bootstrap.min.css" integrity="sha384-ggOyR0iXCbMQv3Xipma34MD+dH/1fQ784/j6cY/iJTQUOhcWr7x9JvoRxT2MZw1T" crossorigin="anonymous"&gt;</text:p>
      <text:p text:style-name="Normal"><text:s text:c="4"/>&lt;link href='https://fonts.googleapis.com/css?family=Roboto:300,400,700' rel='stylesheet' type='text/css'&gt;</text:p>
      <text:p text:style-name="Normal"><text:s text:c="4"/>&lt;link href="style.css" type="text/css" rel="stylesheet"&gt;</text:p>
      <text:p text:style-name="Normal"><text:s text:c="2"/>&lt;/head&gt;</text:p>
      <text:p text:style-name="Normal"><text:s text:c="2"/>&lt;body&gt;</text:p>
      <text:p text:style-name="Normal"><text:s text:c="5"/>&lt;header class="container"&gt;</text:p>
      <text:p text:style-name="Normal"><text:s text:c="2"/>&lt;div class="row"&gt;</text:p>
      <text:p text:style-name="Normal"><text:s text:c="4"/>&lt;h1 class="col-sm-10"&gt;BOUTAGHAT-MATAGNE Jasmine&lt;/h1&gt;</text:p>
      <text:p text:style-name="Normal"><text:s text:c="4"/>&lt;nav class="col-sm-14"&gt;</text:p>
      <text:p text:style-name="Normal"><text:s text:c="6"/>&lt;a href="index.html"&gt;Home&lt;/a&gt;</text:p>
      <text:p text:style-name="Normal"><text:s text:c="6"/>&lt;a href="about.html"&gt;Mes diplômes et formations&lt;/a&gt;</text:p>
      <text:p text:style-name="Normal"><text:s text:c="6"/>&lt;a href="education.html"&gt;Mes expériences professionnelles&lt;/a&gt;</text:p>
      <text:p text:style-name="Normal"><text:s text:c="6"/>&lt;a href="contact.html"&gt;Me Contacter&lt;/a&gt;</text:p>
      <text:p text:style-name="Normal"><text:s text:c="6"/>&lt;/nav&gt;</text:p>
      <text:p text:style-name="Normal"><text:s text:c="4"/>&lt;/div&gt;</text:p>
      <text:p text:style-name="Normal"><text:s text:c="2"/>&lt;/header&gt;</text:p>
      <text:p text:style-name="Normal"><text:s text:c="2"/>&lt;section class="jumbotron"&gt;</text:p>
      <text:p text:style-name="Normal"><text:s text:c="2"/>&lt;div class="container"&gt;</text:p>
      <text:p text:style-name="Normal"><text:s text:c="4"/>&lt;div class="row"&gt;</text:p>
      <text:p text:style-name="Normal"><text:s text:c="6"/>&lt;h2&gt;"En connaître un peu plus sur moi"&lt;/h2&gt;</text:p>
      <text:p text:style-name="Normal"><text:s text:c="6"/>&lt;/div&gt;</text:p>
      <text:p text:style-name="Normal"><text:s text:c="4"/>&lt;/div&gt;</text:p>
      <text:p text:style-name="Normal"><text:s text:c="2"/>&lt;/section&gt;</text:p>
      <text:p text:style-name="Normal"><text:s text:c="2"/>&lt;section class="container"&gt;</text:p>
      <text:p text:style-name="Normal"><text:s text:c="4"/>&lt;div class="row 'justify-content-center'"&gt;</text:p>
      <text:p text:style-name="Normal"><text:s text:c="6"/>&lt;div class="col-sm-6"&gt;</text:p>
      <text:p text:style-name="Normal"><text:s text:c="8"/>&lt;img src="https://media-exp1.licdn.com/dms/image/C5603AQGYdeE49pzaYg/profile-displayphoto-shrink_400_400/0/1615222527316?e=1622073600&amp;v=beta&amp;t=rt0ny2GciUusElYGnFyI1kVUDukuiU3T4F-2dkJSbWU"/&gt;</text:p>
      <text:p text:style-name="Normal"><text:s text:c="9"/>&lt;h4&gt;Mes compétences&lt;/h4&gt;</text:p>
      <text:p text:style-name="Normal"><text:s text:c="8"/>&lt;h5&gt;Soft Skills&lt;/h5&gt;</text:p>
      <text:p text:style-name="Normal"><text:s text:c="8"/>&lt;p&gt;&lt;ul&gt;<text:s/></text:p>
      <text:p text:style-name="Normal">&lt;li&gt;Autonomie et capacités d'adaptation&lt;/li&gt; <text:s/></text:p>
      <text:p text:style-name="Normal"><text:s text:c="6"/>&lt;li&gt;Capacité de travail acharné et persévérance&lt;/li&gt;<text:s/></text:p>
      <text:p text:style-name="Normal"><text:s text:c="6"/>&lt;li&gt;Esprit curieux et innovant&lt;/li&gt;<text:s/></text:p>
      <text:p text:style-name="Normal"><text:s text:c="6"/>&lt;li&gt;Energie débordante et souriante &lt;/li&gt;</text:p>
      <text:p text:style-name="Normal"><text:s text:c="6"/>&lt;li&gt;Heureuse de vivre et d'apprendre&lt;/li&gt;</text:p>
      <text:p text:style-name="Normal"><text:s text:c="5"/>&lt;li&gt;Bienveillante&lt;/li&gt;</text:p>
      <text:p text:style-name="Normal">&lt;/ul&gt;</text:p>
      <text:p text:style-name="Normal"><text:s text:c="6"/>&lt;/p&gt;</text:p>
      <text:p text:style-name="Normal"><text:s text:c="8"/>&lt;h4&gt; Présentation extra-professionnelle&lt;/h4&gt;</text:p>
      <text:p text:style-name="Normal"><text:s text:c="8"/>&lt;h5&gt;Ce qui me tient à coeur&lt;/h5&gt;</text:p>
      <text:p text:style-name="Normal"><text:s text:c="8"/>&lt;p&gt;&lt;ul&gt;<text:s/></text:p>
      <text:p text:style-name="Normal">&lt;li&gt;Dans la vie de tous les jours, je déborde d'énergie et adore apprendre de nouvelles choses. Je mets mon coeur dans tout ce que je fais. Et ce fut par exemple un plaisir pour moi de m'itier au codage et de réaliser mon propre CV (que vous êtes entrain de lire). CV que j'ai voulu pétillant et frais à mon image.&lt;/li&gt;<text:s/></text:p>
      <text:p text:style-name="Normal"><text:s text:c="5"/>&lt;li&gt;La bienveillance, l'ouverture d'esprit et la communication sont des valeurs qui me tiennent particulièrement à coeur. J'aime travailler dans une telle atmosphère et ai tendance à penser que l'entraide, et la compréhension d'autrui nous permettre à tous de donner le meilleur de nous-mêmes et d'avancer ensemble.&lt;/li&gt;<text:s/></text:p>
      <text:p text:style-name="Normal"><text:s text:c="11"/>&lt;li&gt; Le challenge personnel me motive énormément mais pas la compétition et encore moins le fait d'écraser les autres.&lt;/li&gt;</text:p>
      <text:p text:style-name="Normal">&lt;/ul&gt;&lt;/p&gt; <text:s text:c="4"/></text:p>
      <text:p text:style-name="Normal"><text:s text:c="8"/></text:p>
      <text:p text:style-name="Normal"><text:s text:c="8"/>&lt;/div&gt;</text:p>
      <text:p text:style-name="Normal"><text:s text:c="6"/>&lt;/div&gt;</text:p>
      <text:p text:style-name="Normal">&lt;/section&gt;</text:p>
      <text:p text:style-name="Normal">&lt;footer class="container"&gt;</text:p>
      <text:p text:style-name="Normal"><text:s text:c="4"/>&lt;div class="row"&gt;</text:p>
      <text:p text:style-name="Normal"><text:s text:c="4"/>&lt;div class="col-sm-4"&gt;&amp;copy; 2021 BOUTAGHAT-MATAGNE Jasmine&lt;/div&gt;<text:s/></text:p>
      <text:p text:style-name="Normal">&lt;div class="col-sm-2"&gt; &lt;a href="https://www.linkedin.com/in/jasmine-boutaghat-matagne-049b83208/" target="_blank"&gt;Linkedin&lt;/a&gt; &lt;div/&gt;<text:s/></text:p>
      <text:p text:style-name="Normal">&lt;div class="col-sm-2"&gt; &lt;a href="https://instagram.com/colette_btg" target="_blank"&gt;Instagram&lt;/a&gt; &lt;div/&gt;<text:s/></text:p>
      <text:p text:style-name="Normal">&lt;div class="col-sm-2"&gt; &lt;a href="https://twitter.com/BoutaghatJ" target="_blank"&gt;Twitter&lt;/a&gt; &lt;div/&gt;<text:s/></text:p>
      <text:p text:style-name="Normal"><text:s text:c="6"/>&lt;/div&gt;</text:p>
      <text:p text:style-name="Normal"><text:s text:c="6"/></text:p>
      <text:p text:style-name="Normal">&lt;/footer&gt;</text:p>
      <text:p text:style-name="Normal"><text:s/></text:p>
      <text:p text:style-name="Normal"><text:s/></text:p>
      <text:p text:style-name="Normal"><text:s text:c="2"/>&lt;/body&gt;</text:p>
      <text:p text:style-name="Normal">&lt;/html&g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ystem"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smine Boutaghat-Matagne</meta:initial-creator>
    <dc:creator>Jasmine Boutaghat-Matagne</dc:creator>
    <meta:creation-date>2021-03-26T11:30:00Z</meta:creation-date>
    <dc:date>2021-03-26T11:30:00Z</dc:date>
    <meta:template xlink:href="Normal.dotm" xlink:type="simple"/>
    <meta:editing-cycles>1</meta:editing-cycles>
    <meta:editing-duration>PT0S</meta:editing-duration>
    <meta:document-statistic meta:page-count="1" meta:paragraph-count="6" meta:word-count="493" meta:character-count="3202" meta:row-count="22" meta:non-whitespace-character-count="2715"/>
  </office:meta>
</office:document-meta>
</file>